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office:value-type="string" calcext:value-type="string">
            <text:p>/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12]-[.F12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2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4.590537447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4.5931959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6-27T10:20:54.933334310</dc:date>
    <meta:print-date>2020-10-05T16:03:21.998000000</meta:print-date>
    <dc:language>pt-PT</dc:language>
    <meta:editing-cycles>561</meta:editing-cycles>
    <meta:editing-duration>P1DT4H49M28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